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39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at is a output of follow code.</text:p>
      <text:p text:style-name="Standard"><text:s text:c="3"/>fruits = ["Apple","Banana","Mango","Cherry","Kiwi"]</text:p>
      <text:p text:style-name="Standard"><text:s text:c="3"/>fruits[2:]</text:p>
      <text:p text:style-name="Standard"><text:s text:c="3"/></text:p>
      <text:p text:style-name="Standard"><text:s text:c="3"/>a.['Banana','Mango', 'Cherry']</text:p>
      <text:p text:style-name="Standard"><text:s text:c="3"/>b.['Cherry', 'Kiwi']</text:p>
      <text:p text:style-name="Standard"><text:s text:c="3"/>c.['Mango', 'Cherry', 'Kiwi']</text:p>
      <text:p text:style-name="Standard"><text:s text:c="3"/>d.['Banana', 'Mango']</text:p>
      <text:p text:style-name="Standard"><text:s text:c="3"/></text:p>
      <text:p text:style-name="Standard">2. Which of the following statements are used in Exception Handling in Python?</text:p>
      <text:p text:style-name="Standard"><text:s text:c="3"/>a.try </text:p>
      <text:p text:style-name="Standard"><text:s text:c="3"/>b.except </text:p>
      <text:p text:style-name="Standard"><text:s text:c="3"/>c.finally</text:p>
      <text:p text:style-name="Standard"><text:s text:c="3"/>d.All of the above</text:p>
      <text:p text:style-name="Standard"><text:s text:c="3"/></text:p>
      <text:p text:style-name="Standard">3. What will be the output of the following code?</text:p>
      <text:p text:style-name="Standard"><text:s text:c="3"/>def check(a):</text:p>
      <text:p text:style-name="Standard"><text:s text:c="6"/>print("Even" if a % 2 == 0 else "Odd")</text:p>
      <text:p text:style-name="Standard"/>
      <text:p text:style-name="Standard"><text:s text:c="3"/>check(12)</text:p>
      <text:p text:style-name="Standard"><text:s text:c="3"/></text:p>
      <text:p text:style-name="Standard"><text:s text:c="3"/>a. Even</text:p>
      <text:p text:style-name="Standard"><text:s text:c="3"/>b. Odd</text:p>
      <text:p text:style-name="Standard"><text:s text:c="3"/>c. Error</text:p>
      <text:p text:style-name="Standard"><text:s text:c="3"/>d. None</text:p>
      <text:p text:style-name="Standard"><text:s text:c="3"/></text:p>
      <text:p text:style-name="Standard">4. Which of the following is not a valid set operation in python?</text:p>
      <text:p text:style-name="Standard"><text:s text:c="3"/>a. Union</text:p>
      <text:p text:style-name="Standard"><text:s text:c="3"/>b. Inresection</text:p>
      <text:p text:style-name="Standard"><text:s text:c="3"/>c. Difference</text:p>
      <text:p text:style-name="Standard"><text:s text:c="3"/>d. None of the above</text:p>
      <text:p text:style-name="Standard"><text:s text:c="3"/></text:p>
      <text:p text:style-name="Standard">5. Which of the following are valid string manipulation functions in Python?</text:p>
      <text:p text:style-name="Standard"><text:s text:c="3"/>a. upper()</text:p>
      <text:p text:style-name="Standard"><text:s text:c="3"/>b. lower()</text:p>
      <text:p text:style-name="Standard"><text:s text:c="3"/>c. count()</text:p>
      <text:p text:style-name="Standard"><text:s text:c="3"/>d. All of the above</text:p>
      <text:p text:style-name="Standard"><text:s text:c="3"/></text:p>
      <text:p text:style-name="Standard">6. What will be the output of below function?</text:p>
      <text:p text:style-name="Standard"><text:s text:c="3"/>round(5.564)</text:p>
      <text:p text:style-name="Standard"><text:s text:c="3"/></text:p>
      <text:p text:style-name="Standard"><text:s text:c="3"/>a. 5</text:p>
      <text:p text:style-name="Standard"><text:s text:c="3"/>b. 6</text:p>
      <text:p text:style-name="Standard"><text:s text:c="3"/>c 564</text:p>
      <text:p text:style-name="Standard"><text:s text:c="3"/>d 5.5</text:p>
      <text:p text:style-name="Standard"><text:s text:c="3"/></text:p>
      <text:p text:style-name="Standard">7. Amongst which of the following is / are the method of list?</text:p>
      <text:p text:style-name="Standard"><text:s text:c="3"/>a. append()</text:p>
      <text:p text:style-name="Standard"><text:s text:c="3"/>b. extend()</text:p>
      <text:p text:style-name="Standard"><text:s text:c="3"/>c. insert()</text:p>
      <text:p text:style-name="Standard"><text:s text:c="3"/>d. All of the mentioned above]</text:p>
      <text:p text:style-name="Standard"><text:s text:c="3"/></text:p>
      <text:p text:style-name="Standard"><text:soft-page-break/>8. In a Python program, Nested if Statements denotes?</text:p>
      <text:p text:style-name="Standard"><text:s text:c="3"/>a. if statement inside another if statement</text:p>
      <text:p text:style-name="Standard"><text:s text:c="3"/>b. if statement outside the another if statement</text:p>
      <text:p text:style-name="Standard"><text:s text:c="3"/>c. Both A and B</text:p>
      <text:p text:style-name="Standard"><text:s text:c="3"/>d. None of the mentioned above</text:p>
      <text:p text:style-name="Standard"><text:s text:c="3"/></text:p>
      <text:p text:style-name="Standard">9. what will be output of below code.</text:p>
      <text:p text:style-name="Standard"><text:s text:c="3"/>x = lambda a, b: a * b</text:p>
      <text:p text:style-name="Standard"><text:s text:c="3"/>print(x(5, 6))</text:p>
      <text:p text:style-name="Standard"/>
      <text:p text:style-name="Standard">10. Which of the following statement for creating dataframe is valid</text:p>
      <text:p text:style-name="Standard"><text:s text:c="4"/>a. df = pd.dataframe(dict1)</text:p>
      <text:p text:style-name="Standard"><text:s text:c="4"/>b. df = pd.Dataframe(dict1)</text:p>
      <text:p text:style-name="Standard"><text:s text:c="4"/>c. df = pd.dataFrame(dict1)</text:p>
      <text:p text:style-name="Standard"><text:s text:c="4"/>d. df = pd.DataFrame(dict1)</text:p>
      <text:p text:style-name="Standard"><text:s text:c="4"/></text:p>
      <text:p text:style-name="Standard">11. The value most recurrent in the sample set is known as ______</text:p>
      <text:p text:style-name="P1"><text:s text:c="4"/>a. Mean</text:p>
      <text:p text:style-name="P1"><text:s text:c="4"/>b. Median</text:p>
      <text:p text:style-name="P1"><text:s text:c="4"/>c. Mode</text:p>
      <text:p text:style-name="P1"><text:s text:c="4"/>d. Standard Deviation</text:p>
      <text:p text:style-name="Standard"><text:s text:c="4"/></text:p>
      <text:p text:style-name="Standard">12. Which of the following is negatively skewed?</text:p>
      <text:p text:style-name="Standard"><text:s text:c="4"/>a. Mean = Median = Mode</text:p>
      <text:p text:style-name="Standard"><text:s text:c="4"/>b. Mean &gt; Median &gt; Mode</text:p>
      <text:p text:style-name="Standard"><text:s text:c="4"/>c. Mean &lt; Median &lt; Mode</text:p>
      <text:p text:style-name="Standard"><text:s text:c="4"/>d. None of the above</text:p>
      <text:p text:style-name="Standard"><text:s text:c="4"/></text:p>
      <text:p text:style-name="Standard">13. Find the median and mode of the call received on 7 consecutive days 11,13, 17, 13, 23,25,19</text:p>
      <text:p text:style-name="Standard"><text:s text:c="4"/>a. 17 and 13</text:p>
      <text:p text:style-name="Standard"><text:s text:c="4"/>b. 23 and 11</text:p>
      <text:p text:style-name="Standard"><text:s text:c="4"/>c. 19 and 25</text:p>
      <text:p text:style-name="Standard"><text:s text:c="4"/>d. 13 and 19</text:p>
      <text:p text:style-name="Standard"><text:s text:c="4"/></text:p>
      <text:p text:style-name="Standard">14. For a normal distribution its mean, median, mode are equal</text:p>
      <text:p text:style-name="Standard"><text:s text:c="4"/>a. True</text:p>
      <text:p text:style-name="Standard"><text:s text:c="4"/>b. False</text:p>
      <text:p text:style-name="Standard"><text:s/></text:p>
      <text:p text:style-name="Standard">15. Calculate the interquartile range of the following data</text:p>
      <text:p text:style-name="Standard"><text:s text:c="4"/>17, 18, 18, 19, 20, 21, 21, 23, 25</text:p>
      <text:p text:style-name="Standard"><text:s text:c="4"/>a. 3 </text:p>
      <text:p text:style-name="Standard"><text:s text:c="4"/>b. 5</text:p>
      <text:p text:style-name="Standard"><text:s text:c="4"/>c. 4</text:p>
      <text:p text:style-name="Standard"><text:s text:c="4"/>d. 2</text:p>
      <text:p text:style-name="Standard"><text:s text:c="3"/></text:p>
      <text:p text:style-name="Standard">16. Which of the following is not a supervised learning</text:p>
      <text:p text:style-name="Standard"><text:s text:c="4"/>a. Linear Regression</text:p>
      <text:p text:style-name="Standard"><text:s text:c="4"/>b. Naive Bayesian</text:p>
      <text:p text:style-name="Standard"><text:s text:c="4"/>c. PCA</text:p>
      <text:p text:style-name="Standard"><text:s text:c="4"/>d. Decision Tree</text:p>
      <text:p text:style-name="Standard"><text:s text:c="4"/></text:p>
      <text:p text:style-name="Standard"/>
      <text:p text:style-name="Standard"><text:soft-page-break/>17. Which of the following is not evalution metrics classifiction problem</text:p>
      <text:p text:style-name="Standard"><text:s text:c="4"/>a. Precision </text:p>
      <text:p text:style-name="Standard"><text:s text:c="4"/>b. Recall</text:p>
      <text:p text:style-name="Standard"><text:s text:c="4"/>c. Confusion Matrix</text:p>
      <text:p text:style-name="Standard"><text:s text:c="4"/>d. R_Squre</text:p>
      <text:p text:style-name="Standard"><text:s text:c="4"/></text:p>
      <text:p text:style-name="Standard">18. Which among the below is/are methods of feature encoding?</text:p>
      <text:p text:style-name="Standard"><text:s text:c="4"/>a. Label Encondig</text:p>
      <text:p text:style-name="Standard"><text:s text:c="4"/>b. One Hot Encoding</text:p>
      <text:p text:style-name="Standard"><text:s text:c="4"/>c. Frequency Encoding</text:p>
      <text:p text:style-name="Standard"><text:s text:c="4"/>d. All of the above</text:p>
      <text:p text:style-name="Standard"><text:s text:c="4"/></text:p>
      <text:p text:style-name="Standard">19. Why do we apply feature transformation(eg. Log Transformation or Square Root Transformation)?</text:p>
      <text:p text:style-name="Standard"><text:s text:c="4"/>a. To remove outliers</text:p>
      <text:p text:style-name="Standard"><text:s text:c="4"/>b. To form normal distribution</text:p>
      <text:p text:style-name="Standard"><text:s text:c="4"/>c. To remove null values</text:p>
      <text:p text:style-name="Standard"><text:s text:c="4"/>d. To reduce underfitting</text:p>
      <text:p text:style-name="Standard"><text:s text:c="4"/></text:p>
      <text:p text:style-name="Standard">20. What are benefits of feature scaling?</text:p>
      <text:p text:style-name="Standard"><text:s text:c="4"/>a. Gives equal importance to all featues</text:p>
      <text:p text:style-name="Standard"><text:s text:c="4"/>b. Removes outliers</text:p>
      <text:p text:style-name="Standard"><text:s text:c="4"/>c. remove null values</text:p>
      <text:p text:style-name="Standard"><text:s text:c="4"/>d. reduce overfitting</text:p>
      <text:p text:style-name="Standard"><text:s text:c="3"/></text:p>
      <text:p text:style-name="Standard"><text:s text:c="3"/></text:p>
      <text:p text:style-name="Standard">21. Which of the follwing is sign of overfitting.</text:p>
      <text:p text:style-name="Standard"><text:s text:c="4"/>a. train_accuracy equal to test_accuracy</text:p>
      <text:p text:style-name="Standard"><text:s text:c="4"/>b. train_accuracy much greater than test_accuracy</text:p>
      <text:p text:style-name="Standard"><text:s text:c="4"/>c. train_accuracy much less than test_accuracy</text:p>
      <text:p text:style-name="Standard"><text:s text:c="4"/>d. None of the above</text:p>
      <text:p text:style-name="Standard"><text:s text:c="4"/></text:p>
      <text:p text:style-name="Standard">23. Which among below is Parametric machine learning algorithm.</text:p>
      <text:p text:style-name="Standard"><text:s text:c="4"/>a. k-Nearest Neighbors</text:p>
      <text:p text:style-name="Standard"><text:s text:c="4"/>b. Decision Trees</text:p>
      <text:p text:style-name="Standard"><text:s text:c="4"/>c. Logistic Regression</text:p>
      <text:p text:style-name="Standard"><text:s text:c="4"/>d. None of the above</text:p>
      <text:p text:style-name="Standard"><text:s text:c="4"/></text:p>
      <text:p text:style-name="Standard">24. Which of the following is a widely used and effective machine learning algorithm based on the idea of bagging?</text:p>
      <text:p text:style-name="Standard"><text:s text:c="4"/>a. Random Forest</text:p>
      <text:p text:style-name="Standard"><text:s text:c="4"/>b. Regression</text:p>
      <text:p text:style-name="Standard"><text:s text:c="4"/>c. Classification</text:p>
      <text:p text:style-name="Standard"><text:s text:c="4"/>d. Decision Tree</text:p>
      <text:p text:style-name="Standard"><text:s text:c="4"/></text:p>
      <text:p text:style-name="Standard">25. Which of the following is not outlier detection technique.</text:p>
      <text:p text:style-name="Standard"><text:s text:c="4"/>a. Z-score</text:p>
      <text:p text:style-name="Standard"><text:s text:c="4"/>b. Box-plot</text:p>
      <text:p text:style-name="Standard"><text:s text:c="4"/>c. IQR (Inter Quartile Range)</text:p>
      <text:p text:style-name="Standard"><text:s text:c="4"/>d. Mean,Median,Mode</text:p>
      <text:p text:style-name="Standard"><text:s text:c="3"/></text:p>
      <text:p text:style-name="Standard">26. What is follwing is not a actiation function?</text:p>
      <text:p text:style-name="Standard"><text:soft-page-break/><text:s text:c="4"/>a. ReLu</text:p>
      <text:p text:style-name="Standard"><text:s text:c="4"/>b. Sigmoid</text:p>
      <text:p text:style-name="Standard"><text:s text:c="4"/>c. Tanh</text:p>
      <text:p text:style-name="Standard"><text:s text:c="4"/>d. cross-entropy</text:p>
      <text:p text:style-name="Standard"><text:s text:c="4"/></text:p>
      <text:p text:style-name="Standard">27. A perceptron is a _________</text:p>
      <text:p text:style-name="Standard"><text:s text:c="4"/>a. Backtracking algorithm</text:p>
      <text:p text:style-name="Standard"><text:s text:c="4"/>b. Backpropagation algorithm</text:p>
      <text:p text:style-name="Standard"><text:s text:c="4"/>c. Feed-forward neural network</text:p>
      <text:p text:style-name="Standard"><text:s text:c="4"/>d. Feed Forward-backward algorithm</text:p>
      <text:p text:style-name="Standard"/>
      <text:p text:style-name="Standard">28. How many layers Deep learning algorithms are constructed?</text:p>
      <text:p text:style-name="Standard"><text:s text:c="4"/>a. 2</text:p>
      <text:p text:style-name="Standard"><text:s text:c="4"/>b. 3</text:p>
      <text:p text:style-name="Standard"><text:s text:c="4"/>c. 5</text:p>
      <text:p text:style-name="Standard"><text:s text:c="4"/>d. 4</text:p>
      <text:p text:style-name="Standard"><text:s text:c="4"/></text:p>
      <text:p text:style-name="Standard">29. CNN is mostly used when there is an ___</text:p>
      <text:p text:style-name="Standard"><text:s text:c="4"/>a. structured data</text:p>
      <text:p text:style-name="Standard"><text:s text:c="4"/>b. unstructured data</text:p>
      <text:p text:style-name="Standard"><text:s text:c="4"/>c. Both A and B</text:p>
      <text:p text:style-name="Standard"><text:s text:c="4"/>d. None of the above</text:p>
      <text:p text:style-name="Standard"><text:s text:c="4"/></text:p>
      <text:p text:style-name="Standard">30. What is back propagation?</text:p>
      <text:p text:style-name="Standard"><text:s text:c="4"/>a. It is another name given to the curvy function in the perceptronb) </text:p>
      <text:p text:style-name="Standard"><text:s text:c="4"/>b. It is the transmission of error back through the network to adjust the inputsc) </text:p>
      <text:p text:style-name="Standard"><text:s text:c="4"/>c. It is the transmission of error back through the network to allow weights to beadjusted so that the network can learn.</text:p>
      <text:p text:style-name="Standard"><text:s text:c="4"/>d. None of the mention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7:19:39.252612097</meta:creation-date>
    <dc:date>2023-04-13T17:20:35.212396974</dc:date>
    <meta:editing-duration>PT5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178" meta:word-count="735" meta:character-count="4579" meta:non-whitespace-character-count="3445"/>
  </office:meta>
</office:document-meta>
</file>